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pl" fo:country="PL" officeooo:rsid="0003dee4" officeooo:paragraph-rsid="0003dee4"/>
    </style:style>
    <style:style style:name="P2" style:family="paragraph" style:parent-style-name="Standard">
      <style:text-properties officeooo:rsid="000a0493" officeooo:paragraph-rsid="000a0493"/>
    </style:style>
    <style:style style:name="P3" style:family="paragraph" style:parent-style-name="Standard" style:list-style-name="L3">
      <style:text-properties officeooo:rsid="000a0493" officeooo:paragraph-rsid="000a0493"/>
    </style:style>
    <style:style style:name="P4" style:family="paragraph" style:parent-style-name="Standard" style:list-style-name="L2"/>
    <style:style style:name="P5" style:family="paragraph" style:parent-style-name="Standard" style:list-style-name="L7">
      <style:text-properties officeooo:rsid="000a4ef0" officeooo:paragraph-rsid="000a4ef0"/>
    </style:style>
    <style:style style:name="P6" style:family="paragraph" style:parent-style-name="Text_20_body">
      <style:text-properties officeooo:rsid="000a0493" officeooo:paragraph-rsid="000a0493"/>
    </style:style>
    <style:style style:name="P7" style:family="paragraph" style:parent-style-name="Text_20_body">
      <style:text-properties officeooo:paragraph-rsid="000a0493"/>
    </style:style>
    <style:style style:name="P8" style:family="paragraph" style:parent-style-name="Text_20_body">
      <style:text-properties officeooo:rsid="000a4ef0" officeooo:paragraph-rsid="000a4ef0"/>
    </style:style>
    <style:style style:name="P9" style:family="paragraph" style:parent-style-name="Text_20_body" style:list-style-name="L5">
      <style:text-properties officeooo:paragraph-rsid="000a0493"/>
    </style:style>
    <style:style style:name="P10" style:family="paragraph" style:parent-style-name="Heading_20_1">
      <style:text-properties fo:language="pl" fo:country="PL" officeooo:rsid="0003dee4" officeooo:paragraph-rsid="0003dee4"/>
    </style:style>
    <style:style style:name="P11" style:family="paragraph" style:parent-style-name="Code">
      <style:text-properties officeooo:paragraph-rsid="000a0493"/>
    </style:style>
    <style:style style:name="P12" style:family="paragraph" style:parent-style-name="Code">
      <style:text-properties officeooo:rsid="000a0493" officeooo:paragraph-rsid="000a0493"/>
    </style:style>
    <style:style style:name="P13" style:family="paragraph" style:parent-style-name="Code">
      <style:text-properties officeooo:rsid="000a4ef0" officeooo:paragraph-rsid="000a4ef0"/>
    </style:style>
    <style:style style:name="P14" style:family="paragraph" style:parent-style-name="Heading_20_3">
      <style:text-properties officeooo:rsid="000a0493" officeooo:paragraph-rsid="000a0493"/>
    </style:style>
    <style:style style:name="P15" style:family="paragraph" style:parent-style-name="Heading_20_3">
      <style:text-properties officeooo:rsid="000a4ef0" officeooo:paragraph-rsid="000a4ef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0493" style:font-weight-asian="normal" style:font-weight-complex="normal"/>
    </style:style>
    <style:style style:name="T3" style:family="text">
      <style:text-properties officeooo:rsid="000a0493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3.76mm" fo:text-indent="-6.35mm" fo:margin-left="13.76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0.11mm" fo:text-indent="-6.35mm" fo:margin-left="20.11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6.46mm" fo:text-indent="-6.35mm" fo:margin-left="26.46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2.81mm" fo:text-indent="-6.35mm" fo:margin-left="32.81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9.16mm" fo:text-indent="-6.35mm" fo:margin-left="39.16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5.51mm" fo:text-indent="-6.35mm" fo:margin-left="45.51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1.86mm" fo:text-indent="-6.35mm" fo:margin-left="51.86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8.21mm" fo:text-indent="-6.35mm" fo:margin-left="58.21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4.56mm" fo:text-indent="-6.35mm" fo:margin-left="64.56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0.91mm" fo:text-indent="-6.35mm" fo:margin-left="70.91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Kolokwium <text:span text:style-name="T3">2</text:span>a </text:h>
      <text:h text:style-name="Heading_20_3" text:outline-level="3">Zadanie 1</text:h>
      <text:list xml:id="list5605981390272901204" text:style-name="L5">
        <text:list-item>
          <text:p text:style-name="P9"><text:span text:style-name="T3">Poniższy kod wykonuje się poprawnie:</text:span></text:p>
        </text:list-item>
      </text:list>
      <text:p text:style-name="P11"><text:span text:style-name="T1">def func(data):</text:span></text:p>
      <text:p text:style-name="P11"><text:span text:style-name="T1"><text:tab/></text:span><text:span text:style-name="T2">print(data[0], data[1])</text:span></text:p>
      <text:p text:style-name="P12"/>
      <text:p text:style-name="P12"><text:span text:style-name="T2">f</text:span><text:span text:style-name="T1">unc(data)</text:span></text:p>
      <text:p text:style-name="P7"><text:span text:style-name="T2">O zmiennej data wiemy że: </text:span></text:p>
      <text:list xml:id="list4363485134565905585" text:style-name="L2">
        <text:list-item>
          <text:p text:style-name="P4"><text:span text:style-name="T1">Jest listą/macierzą, przecież indeksowana jest liczbami</text:span></text:p>
        </text:list-item>
        <text:list-item>
          <text:p text:style-name="P4"><text:span text:style-name="T1">Ma zdefiniowany operator </text:span><text:span text:style-name="Source_20_Text"><text:span text:style-name="T1">[]</text:span></text:span></text:p>
        </text:list-item>
        <text:list-item>
          <text:p text:style-name="P4">Nie wiemy jaki ma typ, przecież python jest językiem dynamicznym</text:p>
        </text:list-item>
      </text:list>
      <text:h text:style-name="P14" text:outline-level="3">Zadanie 2</text:h>
      <text:p text:style-name="P6">Poniższy kod: </text:p>
      <text:p text:style-name="P12">arr = np.arange(1, 10, 1000)</text:p>
      <text:p text:style-name="P12">print(arr**2)</text:p>
      <text:p text:style-name="P2">się szybciej niż: </text:p>
      <text:p text:style-name="P2"/>
      <text:p text:style-name="P12">arr = []</text:p>
      <text:p text:style-name="P12">for ii in range(1000):</text:p>
      <text:p text:style-name="P12"><text:tab/>arr.append(1+9/1000)</text:p>
      <text:p text:style-name="P12">print(arr)</text:p>
      <text:p text:style-name="P2">ponieważ (zaznacz <text:span text:style-name="T4">najważniejszy</text:span> powód)</text:p>
      <text:p text:style-name="P2"/>
      <text:list xml:id="list2356897586104297072" text:style-name="L3">
        <text:list-item>
          <text:p text:style-name="P3">Numpy wykorzystuje super wydajne algorytmy macierzowe</text:p>
        </text:list-item>
        <text:list-item>
          <text:p text:style-name="P3">W pierwszym przypadku wykona się mniej operacji bajtkodu Pythona</text:p>
        </text:list-item>
        <text:list-item>
          <text:p text:style-name="P3">Funkcja range jest niewydajna</text:p>
        </text:list-item>
        <text:list-item>
          <text:p text:style-name="P3">Do lista wielokrotnie zmienia rozmiar, a macierz numoyego nie wymaga dodatkowych allokacji </text:p>
        </text:list-item>
      </text:list>
      <text:h text:style-name="P14" text:outline-level="3">Zadanie 3</text:h>
      <text:p text:style-name="P6">Napisz program wyznaczający 5 najmniejszych elementów listy. Program powinien mieć złożoność obliczeniową O(N) (czyli ilość wykonywanych operacji rośnie maksymalnie liniowo z ilością elementów w liście). Znaczy to że <text:span text:style-name="T4">nie</text:span><text:span text:style-name="T1"> można tej listy sortować. </text:span></text:p>
      <text:p text:style-name="P8"><text:span text:style-name="T1">Zadanie możesz rozwiązać na odwrocie. </text:span></text:p>
      <text:p text:style-name="P6"><text:span text:style-name="T1">Kod startowy: </text:span></text:p>
      <text:p text:style-name="P12"><text:span text:style-name="T1">import numpy as np #nie musisz używać</text:span></text:p>
      <text:p text:style-name="P12"/>
      <text:p text:style-name="P12"><text:span text:style-name="T1">def my_5_min(arr): </text:span></text:p>
      <text:p text:style-name="P12"><text:span text:style-name="T1"><text:tab/>pass</text:span></text:p>
      <text:p text:style-name="P12"/>
      <text:p text:style-name="P12">my_5_min(list(range(10))</text:p>
      <text:p text:style-name="P12"/>
      <text:h text:style-name="P15" text:outline-level="3">Zadanie 4</text:h>
      <text:p text:style-name="P8">Wykonano poniższy listing kodu (zaznaczyłem numery linii)</text:p>
      <text:p text:style-name="P13">1 import numpy as np</text:p>
      <text:p text:style-name="P13">2 t = np.arange(0, 11, 1)</text:p>
      <text:p text:style-name="P13">3 tt = t[np.newaxis, :] + t[:, np.newaxis]</text:p>
      <text:p text:style-name="P13">4 tt[::4, ::4]</text:p>
      <text:p text:style-name="P13">5 tt[4]</text:p>
      <text:p text:style-name="Text_20_body">Prawdą jest że:</text:p>
      <text:list xml:id="list9099397537670751441" text:style-name="L7">
        <text:list-item>
          <text:p text:style-name="P5">Tablica t ma 11 elementów</text:p>
        </text:list-item>
        <text:list-item>
          <text:p text:style-name="P5">Tablica tt ma 11 elementów</text:p>
        </text:list-item>
        <text:list-item>
          <text:p text:style-name="P5">Tablica tt ma 121 elementów</text:p>
        </text:list-item>
        <text:list-item>
          <text:p text:style-name="P5">W linii 3 program zwróci błąd </text:p>
        </text:list-item>
        <text:list-item>
          <text:p text:style-name="P5">W linii 4 program zwróci błąd</text:p>
        </text:list-item>
        <text:list-item>
          <text:p text:style-name="P5">Obiekt zwracany w linii 4 ma dwa wymiary</text:p>
        </text:list-item>
        <text:list-item>
          <text:p text:style-name="P5">Obiekt zwracany w linii 5 ma dwa wymiary</text:p>
        </text:list-item>
      </text:list>
      <text:p text:style-name="P13"/>
      <text:p text:style-name="P13"/>
      <text:p text:style-name="P13"/>
      <text:p text:style-name="P1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Code" style:family="paragraph" style:parent-style-name="Text_20_body" style:master-page-name="">
      <style:paragraph-properties fo:margin-top="0mm" fo:margin-bottom="2.47mm" loext:contextual-spacing="true" style:page-number="auto"/>
      <style:text-properties style:font-name="Nimbus Mono L" fo:font-family="'Nimbus Mono L'" style:font-style-name="Regular" style:font-family-generic="modern" style:font-pitch="fixe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fo:language="pl" fo:country="PL" officeooo:rsid="0003dee4" officeooo:paragraph-rsid="0003dee4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Imię i nazwisko: <text:tab/><text:tab/>Numer indeksu: <text:s text:c="44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zdak</meta:initial-creator>
    <meta:creation-date>2014-10-22T21:09:10.634066788</meta:creation-date>
    <dc:date>2014-11-19T22:12:38.698928849</dc:date>
    <dc:creator>Jacek Bzdak</dc:creator>
    <meta:editing-duration>PT25M25S</meta:editing-duration>
    <meta:editing-cycles>3</meta:editing-cycles>
    <meta:generator>LibreOffice/4.3.3.2$Linux_X86_64 LibreOffice_project/430m0$Build-2</meta:generator>
    <meta:printed-by>Jacek Bzdak</meta:printed-by>
    <meta:print-date>2014-10-22T21:44:20.888711952</meta:print-date>
    <meta:document-statistic meta:table-count="0" meta:image-count="0" meta:object-count="0" meta:page-count="1" meta:paragraph-count="48" meta:word-count="248" meta:character-count="1589" meta:non-whitespace-character-count="1344"/>
  </office:meta>
</office:document-meta>
</file>